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56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ze options to check for memory leaks.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56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59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66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 table:number-rows-repeated="104849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2:28:44.014765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6-08T12:54:09.834376260</dc:date>
    <dc:creator>DavidA </dc:creator>
    <meta:editing-duration>P1DT1H41M15S</meta:editing-duration>
    <meta:editing-cycles>78</meta:editing-cycles>
    <meta:generator>LibreOffice/6.0.7.3$Linux_X86_64 LibreOffice_project/00m0$Build-3</meta:generator>
    <meta:document-statistic meta:table-count="1" meta:cell-count="426" meta:object-count="0"/>
  </office:meta>
</office:document-meta>
</file>